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znam</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e nastavení s možnostmi</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klepnutí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jiný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t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z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Ikona v tomto poli se nemění, pokud však nad ni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znam</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Shift+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Shift+mezerník</text:span>,  čímž vložíme nezlomitelnou mezeru.</text:p>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y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y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zobrazovat čísla stránek automaticky:</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Alt+Page Down</text:span> se přesuneme na následující komentář a pomocí <text:span text:style-name="LOKeystroke">Ctrl+Alt+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Klepneme na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e všechny změny se 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